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automatic" fo:wrap-option="wrap" fo:background-color="#FFFF00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FFFF00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la_artic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6"/>
        <table:table-column table:style-name="co4" table:number-columns-repeated="1006" table:default-cell-style-name="ce1"/>
        <table:table-column table:style-name="co1" table:number-columns-repeated="15374" table:default-cell-style-name="ce1"/>
        <table:table-row table:style-name="ro1">
          <table:table-cell table:style-name="ce2"/>
          <table:table-cell office:value-type="string" table:style-name="ce2">
            <text:p>article_id</text:p>
          </table:table-cell>
          <table:table-cell office:value-type="string" table:style-name="ce3">
            <text:p>article_cat_id</text:p>
          </table:table-cell>
          <table:table-cell office:value-type="string" table:style-name="ce3">
            <text:p>updated_by</text:p>
          </table:table-cell>
          <table:table-cell table:number-columns-repeated="16380" table:style-name="ce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82" table:style-name="ce1">
            <text:p>182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83" table:style-name="ce1">
            <text:p>18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85" table:style-name="ce1">
            <text:p>185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86" table:style-name="ce1">
            <text:p>186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87" table:style-name="ce1">
            <text:p>187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88" table:style-name="ce1">
            <text:p>188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89" table:style-name="ce1">
            <text:p>189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90" table:style-name="ce1">
            <text:p>190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91" table:style-name="ce1">
            <text:p>19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92" table:style-name="ce1">
            <text:p>192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93" table:style-name="ce1">
            <text:p>19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94" table:style-name="ce1">
            <text:p>194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95" table:style-name="ce1">
            <text:p>195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96" table:style-name="ce1">
            <text:p>196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97" table:style-name="ce1">
            <text:p>197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98" table:style-name="ce1">
            <text:p>198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99" table:style-name="ce1">
            <text:p>199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00" table:style-name="ce1">
            <text:p>200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01" table:style-name="ce1">
            <text:p>20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02" table:style-name="ce1">
            <text:p>202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203" table:style-name="ce1">
            <text:p>20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04" table:style-name="ce1">
            <text:p>204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05" table:style-name="ce1">
            <text:p>205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06" table:style-name="ce1">
            <text:p>206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07" table:style-name="ce1">
            <text:p>207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08" table:style-name="ce1">
            <text:p>208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09" table:style-name="ce1">
            <text:p>209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10" table:style-name="ce1">
            <text:p>210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11" table:style-name="ce1">
            <text:p>21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212" table:style-name="ce1">
            <text:p>212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213" table:style-name="ce1">
            <text:p>21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214" table:style-name="ce1">
            <text:p>214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215" table:style-name="ce1">
            <text:p>215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216" table:style-name="ce1">
            <text:p>216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217" table:style-name="ce1">
            <text:p>217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218" table:style-name="ce1">
            <text:p>218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219" table:style-name="ce1">
            <text:p>219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221" table:style-name="ce1">
            <text:p>22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222" table:style-name="ce1">
            <text:p>222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223" table:style-name="ce1">
            <text:p>22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224" table:style-name="ce1">
            <text:p>224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225" table:style-name="ce1">
            <text:p>225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226" table:style-name="ce1">
            <text:p>226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227" table:style-name="ce1">
            <text:p>227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228" table:style-name="ce1">
            <text:p>228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229" table:style-name="ce1">
            <text:p>229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230" table:style-name="ce1">
            <text:p>230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231" table:style-name="ce1">
            <text:p>231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232" table:style-name="ce1">
            <text:p>232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233" table:style-name="ce1">
            <text:p>23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234" table:style-name="ce1">
            <text:p>234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235" table:style-name="ce1">
            <text:p>235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236" table:style-name="ce1">
            <text:p>236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237" table:style-name="ce1">
            <text:p>237</text:p>
          </table:table-cell>
          <table:table-cell office:value-type="string" table:style-name="ce4">
            <text:p>4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238" table:style-name="ce1">
            <text:p>238</text:p>
          </table:table-cell>
          <table:table-cell office:value-type="string" table:style-name="ce5">
            <text:p>5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239" table:style-name="ce1">
            <text:p>239</text:p>
          </table:table-cell>
          <table:table-cell office:value-type="string" table:style-name="ce5">
            <text:p>5</text:p>
          </table:table-cell>
          <table:table-cell office:value-type="string" table:style-name="ce4">
            <text:p>1</text:p>
          </table:table-cell>
          <table:table-cell table:number-columns-repeated="16380"/>
        </table:table-row>
        <table:table-row table:number-rows-repeated="104851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7P0" number:language="de" number:country="DE">
      <number:currency-symbol number:language="de" number:country="DE">USD</number:currency-symbol>
      <number:number number:decimal-places="2" number:min-integer-digits="1" number:grouping="true"/>
      <number:text> </number:text>
    </number:currency-style>
    <number:currency-style style:name="N37P1" number:language="de" number:country="DE">
      <number:currency-symbol number:language="de" number:country="DE">USD</number:currency-symbol>
      <number:text>(</number:text>
      <number:number number:decimal-places="2" number:min-integer-digits="1" number:grouping="true"/>
      <number:text>)</number:text>
    </number:currency-style>
    <number:currency-style style:name="N37P2" number:language="de" number:country="DE">
      <number:currency-symbol number:language="de" number:country="DE">USD</number:currency-symbol>
      <number:text>- </number:text>
    </number:currency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Excel_CondFormat_1_1_1" style:family="table-cell" style:data-style-name="N0">
      <style:table-cell-properties style:vertical-align="automatic" fo:background-color="transparent"/>
      <style:text-properties fo:color="#FF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37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ouangchan SENGDALA</meta:initial-creator>
    <dc:creator>Nguyen Mau Tri</dc:creator>
    <meta:creation-date>2016-04-29T02:00:48Z</meta:creation-date>
    <dc:date>2016-10-29T09:43:47Z</dc:date>
    <meta:editing-cycles>22</meta:editing-cycles>
    <meta:editing-duration>PT1736S</meta:editing-duration>
  </office:meta>
</office:document-meta>
</file>